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062792728427" calcext:value-type="float">
            <text:p>99,71</text:p>
          </table:table-cell>
          <table:table-cell table:style-name="ce3" table:formula="of:=([.F2]/12597)*100" office:value-type="float" office:value="0.29372072715726" calcext:value-type="float">
            <text:p>0,29</text:p>
          </table:table-cell>
          <table:table-cell office:value-type="float" office:value="8204" calcext:value-type="float">
            <text:p>8204</text:p>
          </table:table-cell>
          <table:table-cell table:style-name="ce4" table:formula="of:=[.E18]+[.H18]" office:value-type="float" office:value="12560" calcext:value-type="float">
            <text:p>12560</text:p>
          </table:table-cell>
          <table:table-cell table:formula="of:=12597-[.E2]" office:value-type="float" office:value="37" calcext:value-type="float">
            <text:p>37</text:p>
          </table:table-cell>
          <table:table-cell office:value-type="float" office:value="257.76847887" calcext:value-type="float">
            <text:p>257,76847887</text:p>
          </table:table-cell>
          <table:table-cell office:value-type="float" office:value="16.4392108917" calcext:value-type="float">
            <text:p>16,439210891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 office:value-type="float" office:value="8295" calcext:value-type="float">
            <text:p>8295</text:p>
          </table:table-cell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205.552365065" calcext:value-type="float">
            <text:p>205,552365065</text:p>
          </table:table-cell>
          <table:table-cell office:value-type="float" office:value="16.6010138988" calcext:value-type="float">
            <text:p>16,60101389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390" calcext:value-type="float">
            <text:p>8390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247.957708836" calcext:value-type="float">
            <text:p>247,957708836</text:p>
          </table:table-cell>
          <table:table-cell office:value-type="float" office:value="16.7929289341" calcext:value-type="float">
            <text:p>16,79292893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951417004049" calcext:value-type="float">
            <text:p>99,60</text:p>
          </table:table-cell>
          <table:table-cell table:style-name="ce3" table:formula="of:=([.F5]/12597)*100" office:value-type="float" office:value="0.404858299595142" calcext:value-type="float">
            <text:p>0,40</text:p>
          </table:table-cell>
          <table:table-cell office:value-type="float" office:value="8324" calcext:value-type="float">
            <text:p>8324</text:p>
          </table:table-cell>
          <table:table-cell table:style-name="ce4" table:formula="of:=[.E21]+[.H21]" office:value-type="float" office:value="12546" calcext:value-type="float">
            <text:p>12546</text:p>
          </table:table-cell>
          <table:table-cell table:formula="of:=12597-[.E5]" office:value-type="float" office:value="51" calcext:value-type="float">
            <text:p>51</text:p>
          </table:table-cell>
          <table:table-cell office:value-type="float" office:value="224.379015923" calcext:value-type="float">
            <text:p>224,379015923</text:p>
          </table:table-cell>
          <table:table-cell office:value-type="float" office:value="16.6671361923" calcext:value-type="float">
            <text:p>16,667136192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 office:value-type="float" office:value="8034" calcext:value-type="float">
            <text:p>8034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139.132143974" calcext:value-type="float">
            <text:p>139,132143974</text:p>
          </table:table-cell>
          <table:table-cell office:value-type="float" office:value="16.0775680542" calcext:value-type="float">
            <text:p>16,07756805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216.411485195" calcext:value-type="float">
            <text:p>216,411485195</text:p>
          </table:table-cell>
          <table:table-cell office:value-type="float" office:value="16.5958430767" calcext:value-type="float">
            <text:p>16,595843076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8096" calcext:value-type="float">
            <text:p>8096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336.157860041" calcext:value-type="float">
            <text:p>336,157860041</text:p>
          </table:table-cell>
          <table:table-cell office:value-type="float" office:value="16.2790420055" calcext:value-type="float">
            <text:p>16,27904200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70" calcext:value-type="float">
            <text:p>8270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168.14447093" calcext:value-type="float">
            <text:p>168,14447093</text:p>
          </table:table-cell>
          <table:table-cell office:value-type="float" office:value="16.5952680111" calcext:value-type="float">
            <text:p>16,59526801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265.673958063" calcext:value-type="float">
            <text:p>265,673958063</text:p>
          </table:table-cell>
          <table:table-cell office:value-type="float" office:value="16.7071399689" calcext:value-type="float">
            <text:p>16,70713996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 office:value-type="float" office:value="8391" calcext:value-type="float">
            <text:p>8391</text:p>
          </table:table-cell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143.918658972" calcext:value-type="float">
            <text:p>143,918658972</text:p>
          </table:table-cell>
          <table:table-cell office:value-type="float" office:value="16.837733984" calcext:value-type="float">
            <text:p>16,8377339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8260.3" calcext:value-type="float">
            <text:p>8260,3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220.5096145869" calcext:value-type="float">
            <text:p>220,5096145869</text:p>
          </table:table-cell>
          <table:table-cell table:formula="of:=SUM([.H2:.H11])/10" office:value-type="float" office:value="16.55928850173" calcext:value-type="float">
            <text:p>16,55928850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5735492577598" calcext:value-type="float">
            <text:p>0,655735492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09" calcext:value-type="float">
            <text:p>580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51" calcext:value-type="float">
            <text:p>67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8" calcext:value-type="float">
            <text:p>19,8</text:p>
          </table:table-cell>
          <table:table-cell table:formula="of:=AVERAGE([.H18:.H27])" office:value-type="float" office:value="6714.5" calcext:value-type="float">
            <text:p>6714,5</text:p>
          </table:table-cell>
          <table:table-cell/>
          <table:table-cell office:value-type="float" office:value="5916" calcext:value-type="float">
            <text:p>59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19:.G19])" office:value-type="float" office:value="6645" calcext:value-type="float">
            <text:p>664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803" calcext:value-type="float">
            <text:p>68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03" calcext:value-type="float">
            <text:p>670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8" calcext:value-type="float">
            <text:p>19,8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01" calcext:value-type="float">
            <text:p>67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5" calcext:value-type="float">
            <text:p>6714,5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4" calcext:value-type="float">
            <text:p>670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25:.G25])" office:value-type="float" office:value="6703" calcext:value-type="float">
            <text:p>67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3" calcext:value-type="float">
            <text:p>59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6:.G26])" office:value-type="float" office:value="6601" calcext:value-type="float">
            <text:p>66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802" calcext:value-type="float">
            <text:p>68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19.8" calcext:value-type="float">
            <text:p>19,8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5" calcext:value-type="float">
            <text:p>6714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2"/>
          <table:table-cell table:formula="of:=SUM([.E18:.E27])" office:value-type="float" office:value="58450" calcext:value-type="float">
            <text:p>58450</text:p>
          </table:table-cell>
          <table:table-cell table:formula="of:=SUM([.F18:.F27])" office:value-type="float" office:value="198" calcext:value-type="float">
            <text:p>198</text:p>
          </table:table-cell>
          <table:table-cell table:formula="of:=SUM([.G18:.G27])" office:value-type="float" office:value="177" calcext:value-type="float">
            <text:p>177</text:p>
          </table:table-cell>
          <table:table-cell table:formula="of:=SUM([.H18:.H27])" office:value-type="float" office:value="67145" calcext:value-type="float">
            <text:p>6714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59828044489" calcext:value-type="float">
            <text:p>0,9970598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2:33.285343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8S</meta:editing-duration>
    <meta:editing-cycles>8</meta:editing-cycles>
    <meta:generator>LibreOffice/5.1.6.2$Linux_X86_64 LibreOffice_project/10m0$Build-2</meta:generator>
    <dc:date>2018-01-23T23:32:42.766261453</dc:date>
    <meta:document-statistic meta:table-count="1" meta:cell-count="181" meta:object-count="0"/>
  </office:meta>
</office:document-meta>
</file>